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79.499999999993634pt"/>
    </style:style>
    <style:style style:name="co2" style:family="table-column">
      <style:table-column-properties style:column-width="92.249999999992610pt"/>
    </style:style>
    <style:style style:name="co3" style:family="table-column">
      <style:table-column-properties style:column-width="128.999999999989654pt"/>
    </style:style>
  </office:automatic-styles>
  <office:body>
    <office:spreadsheet>
      <table:calculation-settings/>
      <table:table table:name="Sheet1" table:style-name="ta1">
        <table:table-column table:style-name="co1"/>
        <table:table-column table:style-name="co2"/>
        <table:table-column table:style-name="co3"/>
        <table:table-column table:number-columns-repeated="2"/>
        <table:table-row>
          <table:table-cell>
            <text:p>Part</text:p>
          </table:table-cell>
          <table:table-cell>
            <text:p>Value</text:p>
          </table:table-cell>
          <table:table-cell>
            <text:p>Description</text:p>
          </table:table-cell>
        </table:table-row>
        <table:table-row>
          <table:table-cell>
            <text:p>R5</text:p>
          </table:table-cell>
          <table:table-cell>
            <text:p>300k</text:p>
          </table:table-cell>
          <table:table-cell>
            <text:p>Solar Voltage Detection</text:p>
          </table:table-cell>
          <table:table-cell>
            <text:p>Max 25V</text:p>
          </table:table-cell>
        </table:table-row>
        <table:table-row>
          <table:table-cell>
            <text:p>R12</text:p>
          </table:table-cell>
          <table:table-cell>
            <text:p>47k</text:p>
          </table:table-cell>
          <table:table-cell>
            <text:p>Solar Voltage Detection</text:p>
          </table:table-cell>
        </table:table-row>
        <table:table-row>
          <table:table-cell>
            <text:p>D5</text:p>
          </table:table-cell>
          <table:table-cell>
            <text:p>1N4007</text:p>
          </table:table-cell>
        </table:table-row>
        <table:table-row>
          <table:table-cell>
            <text:p>D6</text:p>
          </table:table-cell>
          <table:table-cell>
            <text:p>1N5822A</text:p>
          </table:table-cell>
          <table:table-cell>
            <text:p>3A</text:p>
          </table:table-cell>
        </table:table-row>
        <table:table-row>
          <table:table-cell>
            <text:p>D7</text:p>
          </table:table-cell>
          <table:table-cell>
            <text:p>1N5822A</text:p>
          </table:table-cell>
          <table:table-cell>
            <text:p>6A</text:p>
          </table:table-cell>
        </table:table-row>
        <table:table-row>
          <table:table-cell>
            <text:p>C7</text:p>
          </table:table-cell>
          <table:table-cell>
            <text:p>47u</text:p>
          </table:table-cell>
        </table:table-row>
        <table:table-row>
          <table:table-cell>
            <text:p>U1</text:p>
          </table:table-cell>
          <table:table-cell office:value-type="float" office:value="7805">
            <text:p>7805</text:p>
          </table:table-cell>
        </table:table-row>
        <table:table-row>
          <table:table-cell>
            <text:p>C3</text:p>
          </table:table-cell>
          <table:table-cell>
            <text:p>100u</text:p>
          </table:table-cell>
        </table:table-row>
        <table:table-row>
          <table:table-cell>
            <text:p>C4</text:p>
          </table:table-cell>
          <table:table-cell>
            <text:p>0.1u</text:p>
          </table:table-cell>
        </table:table-row>
        <table:table-row>
          <table:table-cell>
            <text:p>SW1</text:p>
          </table:table-cell>
          <table:table-cell>
            <text:p>PUSH</text:p>
          </table:table-cell>
          <table:table-cell>
            <text:p>OP-AMP offset calibration</text:p>
          </table:table-cell>
        </table:table-row>
        <table:table-row>
          <table:table-cell>
            <text:p>U3</text:p>
          </table:table-cell>
          <table:table-cell>
            <text:p>PIC16F676</text:p>
          </table:table-cell>
        </table:table-row>
        <table:table-row>
          <table:table-cell>
            <text:p>R16</text:p>
          </table:table-cell>
          <table:table-cell>
            <text:p>10k</text:p>
          </table:table-cell>
        </table:table-row>
        <table:table-row>
          <table:table-cell>
            <text:p>R6</text:p>
          </table:table-cell>
          <table:table-cell>
            <text:p>1k</text:p>
          </table:table-cell>
        </table:table-row>
        <table:table-row>
          <table:table-cell>
            <text:p>D4</text:p>
          </table:table-cell>
          <table:table-cell>
            <text:p>LED</text:p>
          </table:table-cell>
        </table:table-row>
        <table:table-row>
          <table:table-cell>
            <text:p>R8</text:p>
          </table:table-cell>
          <table:table-cell>
            <text:p>100k</text:p>
          </table:table-cell>
        </table:table-row>
        <table:table-row>
          <table:table-cell>
            <text:p>C6</text:p>
          </table:table-cell>
          <table:table-cell>
            <text:p>10u</text:p>
          </table:table-cell>
        </table:table-row>
        <table:table-row>
          <table:table-cell>
            <text:p>D3</text:p>
          </table:table-cell>
          <table:table-cell>
            <text:p>1N4001</text:p>
          </table:table-cell>
        </table:table-row>
        <table:table-row>
          <table:table-cell>
            <text:p>R7</text:p>
          </table:table-cell>
          <table:table-cell>
            <text:p>1k</text:p>
          </table:table-cell>
        </table:table-row>
        <table:table-row>
          <table:table-cell>
            <text:p>R14</text:p>
          </table:table-cell>
          <table:table-cell>
            <text:p>4.7k</text:p>
          </table:table-cell>
          <table:table-cell>
            <text:p>3.6v supply</text:p>
          </table:table-cell>
        </table:table-row>
        <table:table-row>
          <table:table-cell>
            <text:p>D8</text:p>
          </table:table-cell>
          <table:table-cell>
            <text:p>LED</text:p>
          </table:table-cell>
          <table:table-cell>
            <text:p>3.6v supply</text:p>
          </table:table-cell>
        </table:table-row>
        <table:table-row>
          <table:table-cell>
            <text:p>D9</text:p>
          </table:table-cell>
          <table:table-cell>
            <text:p>LED</text:p>
          </table:table-cell>
          <table:table-cell>
            <text:p>3.6v supply</text:p>
          </table:table-cell>
        </table:table-row>
        <table:table-row>
          <table:table-cell>
            <text:p>Q3</text:p>
          </table:table-cell>
          <table:table-cell>
            <text:p>2N2222A</text:p>
          </table:table-cell>
          <table:table-cell>
            <text:p>PWM</text:p>
          </table:table-cell>
        </table:table-row>
        <table:table-row>
          <table:table-cell>
            <text:p>R9</text:p>
          </table:table-cell>
          <table:table-cell>
            <text:p>10k</text:p>
          </table:table-cell>
        </table:table-row>
        <table:table-row>
          <table:table-cell>
            <text:p>R10</text:p>
          </table:table-cell>
          <table:table-cell>
            <text:p>1k</text:p>
          </table:table-cell>
        </table:table-row>
        <table:table-row>
          <table:table-cell>
            <text:p>C5</text:p>
          </table:table-cell>
          <table:table-cell>
            <text:p>10u</text:p>
          </table:table-cell>
        </table:table-row>
        <table:table-row>
          <table:table-cell>
            <text:p>R11</text:p>
          </table:table-cell>
          <table:table-cell>
            <text:p>100k</text:p>
          </table:table-cell>
        </table:table-row>
        <table:table-row>
          <table:table-cell>
            <text:p>R2</text:p>
          </table:table-cell>
          <table:table-cell>
            <text:p>100k</text:p>
          </table:table-cell>
          <table:table-cell>
            <text:p>OP-AMP</text:p>
          </table:table-cell>
          <table:table-cell>
            <text:p>x10</text:p>
          </table:table-cell>
          <table:table-cell>
            <text:p>Max 6A</text:p>
          </table:table-cell>
        </table:table-row>
        <table:table-row>
          <table:table-cell>
            <text:p>R3</text:p>
          </table:table-cell>
          <table:table-cell>
            <text:p>10k</text:p>
          </table:table-cell>
          <table:table-cell>
            <text:p>OP-AMP</text:p>
          </table:table-cell>
          <table:table-cell>
            <text:p>x10</text:p>
          </table:table-cell>
          <table:table-cell>
            <text:p>Max 6A</text:p>
          </table:table-cell>
        </table:table-row>
        <table:table-row>
          <table:table-cell>
            <text:p>R13</text:p>
          </table:table-cell>
          <table:table-cell>
            <text:p>10k</text:p>
          </table:table-cell>
          <table:table-cell>
            <text:p>OP-AMP</text:p>
          </table:table-cell>
          <table:table-cell>
            <text:p>x10</text:p>
          </table:table-cell>
          <table:table-cell>
            <text:p>Max 6A</text:p>
          </table:table-cell>
        </table:table-row>
        <table:table-row>
          <table:table-cell>
            <text:p>R4</text:p>
          </table:table-cell>
          <table:table-cell>
            <text:p>100k</text:p>
          </table:table-cell>
          <table:table-cell>
            <text:p>OP-AMP</text:p>
          </table:table-cell>
          <table:table-cell>
            <text:p>x10</text:p>
          </table:table-cell>
          <table:table-cell>
            <text:p>Max 6A</text:p>
          </table:table-cell>
        </table:table-row>
        <table:table-row>
          <table:table-cell>
            <text:p>Q4</text:p>
          </table:table-cell>
          <table:table-cell>
            <text:p>2N2222A</text:p>
          </table:table-cell>
          <table:table-cell>
            <text:p>BOOTSTRAP</text:p>
          </table:table-cell>
        </table:table-row>
        <table:table-row>
          <table:table-cell>
            <text:p>Q5</text:p>
          </table:table-cell>
          <table:table-cell>
            <text:p>2N2907A</text:p>
          </table:table-cell>
          <table:table-cell>
            <text:p>BOOTSTRAP</text:p>
          </table:table-cell>
        </table:table-row>
        <table:table-row>
          <table:table-cell>
            <text:p>C2</text:p>
          </table:table-cell>
          <table:table-cell>
            <text:p>1u</text:p>
          </table:table-cell>
          <table:table-cell>
            <text:p>BOOTSTRAP</text:p>
          </table:table-cell>
        </table:table-row>
        <table:table-row>
          <table:table-cell>
            <text:p>Q2</text:p>
          </table:table-cell>
          <table:table-cell>
            <text:p>BUK9511-55A127</text:p>
          </table:table-cell>
          <table:table-cell>
            <text:p>PWM</text:p>
          </table:table-cell>
        </table:table-row>
        <table:table-row>
          <table:table-cell>
            <text:p>D1</text:p>
          </table:table-cell>
          <table:table-cell>
            <text:p>1N5822A</text:p>
          </table:table-cell>
          <table:table-cell>
            <text:p>FET Protect 3A</text:p>
          </table:table-cell>
        </table:table-row>
        <table:table-row>
          <table:table-cell>
            <text:p>D10</text:p>
          </table:table-cell>
          <table:table-cell>
            <text:p>1N5822A</text:p>
          </table:table-cell>
          <table:table-cell>
            <text:p>FET Protect 6A</text:p>
          </table:table-cell>
        </table:table-row>
        <table:table-row>
          <table:table-cell>
            <text:p>D2</text:p>
          </table:table-cell>
          <table:table-cell>
            <text:p>1N5822A</text:p>
          </table:table-cell>
          <table:table-cell>
            <text:p>3A</text:p>
          </table:table-cell>
        </table:table-row>
        <table:table-row>
          <table:table-cell>
            <text:p>D11</text:p>
          </table:table-cell>
          <table:table-cell>
            <text:p>1N5822A</text:p>
          </table:table-cell>
          <table:table-cell>
            <text:p>6A</text:p>
          </table:table-cell>
        </table:table-row>
        <table:table-row>
          <table:table-cell>
            <text:p>L1</text:p>
          </table:table-cell>
          <table:table-cell>
            <text:p>330u</text:p>
          </table:table-cell>
          <table:table-cell>
            <text:p>3A</text:p>
          </table:table-cell>
        </table:table-row>
        <table:table-row>
          <table:table-cell>
            <text:p>L2</text:p>
          </table:table-cell>
          <table:table-cell>
            <text:p>330u</text:p>
          </table:table-cell>
          <table:table-cell>
            <text:p>6A</text:p>
          </table:table-cell>
        </table:table-row>
        <table:table-row>
          <table:table-cell>
            <text:p>C1</text:p>
          </table:table-cell>
          <table:table-cell>
            <text:p>100u</text:p>
          </table:table-cell>
        </table:table-row>
        <table:table-row>
          <table:table-cell>
            <text:p>Q1</text:p>
          </table:table-cell>
          <table:table-cell>
            <text:p>BUK9511-55A127</text:p>
          </table:table-cell>
          <table:table-cell>
            <text:p>Current Detection</text:p>
          </table:table-cell>
          <table:table-cell>
            <text:p>&lt; 11milli Ohm</text:p>
          </table:table-cell>
        </table:table-row>
        <table:table-row>
          <table:table-cell>
            <text:p>U2</text:p>
          </table:table-cell>
          <table:table-cell>
            <text:p>HA17358(LM358)</text:p>
          </table:table-cell>
        </table:table-row>
        <table:table-row>
          <table:table-cell>
            <text:p>R1</text:p>
          </table:table-cell>
          <table:table-cell>
            <text:p>2.2k</text:p>
          </table:table-cell>
          <table:table-cell>
            <text:p>OP-AMP</text:p>
          </table:table-cell>
          <table:table-cell>
            <text:p>~x5</text:p>
          </table:table-cell>
          <table:table-cell>
            <text:p>Max 6A</text:p>
          </table:table-cell>
        </table:table-row>
        <table:table-row>
          <table:table-cell>
            <text:p>R15</text:p>
          </table:table-cell>
          <table:table-cell>
            <text:p>10k</text:p>
          </table:table-cell>
          <table:table-cell>
            <text:p>OP-AMP</text:p>
          </table:table-cell>
          <table:table-cell>
            <text:p>~x5</text:p>
          </table:table-cell>
          <table:table-cell>
            <text:p>Max 6A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89</meta:generator>
    <dc:title/>
    <meta:initial-creator>Unknown</meta:initial-creator>
    <meta:editing-cycles>8</meta:editing-cycles>
    <dc:date>2018-09-11T11:05:25</dc:date>
    <meta:creation-date>2018-09-11T10:38:45</meta:creation-date>
  </office:meta>
</office:document-meta>
</file>